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2">
          <table:table-cell/>
          <table:table-cell office:value-type="string">
            <text:p>k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D_B</text:p>
          </table:table-cell>
          <table:table-cell office:value-type="string">
            <text:p>u(S_sub)</text:p>
          </table:table-cell>
          <table:table-cell/>
          <table:table-cell office:value-type="string">
            <text:p>d_h</text:p>
          </table:table-cell>
          <table:table-cell office:value-type="string">
            <text:p>u(d_h)</text:p>
          </table:table-cell>
          <table:table-cell/>
          <table:table-cell office:value-type="string">
            <text:p>dS/dd_h</text:p>
          </table:table-cell>
          <table:table-cell office:value-type="string">
            <text:p>dS/dg</text:p>
          </table:table-cell>
          <table:table-cell/>
          <table:table-cell office:value-type="string">
            <text:p>u(S)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office:value-type="float" office:value="7.1">
            <text:p>7.1</text:p>
          </table:table-cell>
          <table:table-cell/>
          <table:table-cell office:value-type="float" office:value="4">
            <text:p>4</text:p>
          </table:table-cell>
          <table:table-cell office:value-type="float" office:value="0.02">
            <text:p>0.0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office:value-type="float" office:value="1020">
            <text:p>1020</text:p>
          </table:table-cell>
          <table:table-cell office:value-type="float" office:value="451.53">
            <text:p>451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27.19">
            <text:p>27.19</text:p>
          </table:table-cell>
          <table:table-cell office:value-type="float" office:value="65">
            <text:p>65</text:p>
          </table:table-cell>
          <table:table-cell table:number-columns-repeated="3"/>
          <table:table-cell table:formula="of:=SQRT(([.D5]*[.$D$3]/(SQRT([.D5]^2-[.C5]^2)))^2+([.C5]*[.$C$3]/(SQRT([.D5]^2-[.C5]^2)))^2)" office:value-type="float" office:value="7.90109064072196">
            <text:p>7.9010906407</text:p>
          </table:table-cell>
          <table:table-cell/>
          <table:table-cell table:formula="of:= 1500 * [.$E$4]^2 / ([.B5]*[.$G$4]) + 500" office:value-type="float" office:value="5113.94222606102">
            <text:p>5113.942226061</text:p>
          </table:table-cell>
          <table:table-cell table:formula="of:= [.$G$3] * 1500 * [.$E$4]^2 / ([.B5]*[.$G$4]^2) + [.$E$4]" office:value-type="float" office:value="50.2043692435081">
            <text:p>50.2043692435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2.10023928489565">
            <text:p>-2.1002392849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2.04873953300414">
            <text:p>-2.048739533</text:p>
          </table:table-cell>
          <table:table-cell/>
          <table:table-cell table:formula="of:= SQRT(([.M5]*[.K5])^2+([.N5]*[.$F$3])^2)" office:value-type="float" office:value="105.759167845821">
            <text:p>105.7591678458</text:p>
          </table:table-cell>
          <table:table-cell table:formula="of:= [.S5] - [.R5]" office:value-type="float" office:value="-31.5539373322348">
            <text:p>-31.5539373322</text:p>
          </table:table-cell>
          <table:table-cell table:formula="of:= ( [.D5] - [.$E$4] ) * [.$F$4] / ( [.D5] + [.$F$4] - 2 * [.$E$4] )" office:value-type="float" office:value="15.5329949238579">
            <text:p>15.5329949239</text:p>
          </table:table-cell>
          <table:table-cell table:formula="of:= ( [.D5] - [.$E$4] ) * [.$F$4] / ( [.D5] - [.$F$4] )" office:value-type="float" office:value="-16.020942408377">
            <text:p>-16.0209424084</text:p>
          </table:table-cell>
        </table:table-row>
        <table:table-row table:style-name="ro1">
          <table:table-cell/>
          <table:table-cell office:value-type="float" office:value="2.8">
            <text:p>2.8</text:p>
          </table:table-cell>
          <table:table-cell office:value-type="float" office:value="36.44">
            <text:p>36.44</text:p>
          </table:table-cell>
          <table:table-cell office:value-type="float" office:value="90">
            <text:p>90</text:p>
          </table:table-cell>
          <table:table-cell table:number-columns-repeated="3"/>
          <table:table-cell table:formula="of:=SQRT(([.D6]*[.$D$3]/(SQRT([.D6]^2-[.C6]^2)))^2+([.C6]*[.$C$3]/(SQRT([.D6]^2-[.C6]^2)))^2)" office:value-type="float" office:value="7.84345914957214">
            <text:p>7.8434591496</text:p>
          </table:table-cell>
          <table:table-cell/>
          <table:table-cell table:formula="of:= 1500 * [.$E$4]^2 / ([.B6]*[.$G$4]) + 500" office:value-type="float" office:value="3466.10571675351">
            <text:p>3466.1057167535</text:p>
          </table:table-cell>
          <table:table-cell table:formula="of:= [.$G$3] * 1500 * [.$E$4]^2 / ([.B6]*[.$G$4]^2) + [.$E$4]" office:value-type="float" office:value="50.1313802279695">
            <text:p>50.131380228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2.10023928489565">
            <text:p>-2.1002392849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2.04873953300414">
            <text:p>-2.048739533</text:p>
          </table:table-cell>
          <table:table-cell/>
          <table:table-cell table:formula="of:= SQRT(([.M6]*[.K6])^2+([.N6]*[.$F$3])^2)" office:value-type="float" office:value="105.606335016447">
            <text:p>105.6063350164</text:p>
          </table:table-cell>
          <table:table-cell table:formula="of:= [.S6] - [.R6]" office:value-type="float" office:value="-84.2670073458959">
            <text:p>-84.2670073459</text:p>
          </table:table-cell>
          <table:table-cell table:formula="of:= ( [.D6] - [.$E$4] ) * [.$F$4] / ( [.D6] + [.$F$4] - 2 * [.$E$4] )" office:value-type="float" office:value="40.3960396039604">
            <text:p>40.396039604</text:p>
          </table:table-cell>
          <table:table-cell table:formula="of:= ( [.D6] - [.$E$4] ) * [.$F$4] / ( [.D6] - [.$F$4] )" office:value-type="float" office:value="-43.8709677419355">
            <text:p>-43.870967741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42.5">
            <text:p>42.5</text:p>
          </table:table-cell>
          <table:table-cell office:value-type="float" office:value="105">
            <text:p>105</text:p>
          </table:table-cell>
          <table:table-cell table:number-columns-repeated="3"/>
          <table:table-cell table:formula="of:=SQRT(([.D7]*[.$D$3]/(SQRT([.D7]^2-[.C7]^2)))^2+([.C7]*[.$C$3]/(SQRT([.D7]^2-[.C7]^2)))^2)" office:value-type="float" office:value="7.84292793821719">
            <text:p>7.8429279382</text:p>
          </table:table-cell>
          <table:table-cell/>
          <table:table-cell table:formula="of:= 1500 * [.$E$4]^2 / ([.B7]*[.$G$4]) + 500" office:value-type="float" office:value="2576.27400172746">
            <text:p>2576.2740017275</text:p>
          </table:table-cell>
          <table:table-cell table:formula="of:= [.$G$3] * 1500 * [.$E$4]^2 / ([.B7]*[.$G$4]^2) + [.$E$4]" office:value-type="float" office:value="50.0919661595787">
            <text:p>50.0919661596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2.10023928489565">
            <text:p>-2.1002392849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2.04873953300414">
            <text:p>-2.048739533</text:p>
          </table:table-cell>
          <table:table-cell/>
          <table:table-cell table:formula="of:= SQRT(([.M7]*[.K7])^2+([.N7]*[.$F$3])^2)" office:value-type="float" office:value="105.523805845351">
            <text:p>105.5238058454</text:p>
          </table:table-cell>
          <table:table-cell table:formula="of:= [.S7] - [.R7]" office:value-type="float" office:value="-116.043182726909">
            <text:p>-116.0431827269</text:p>
          </table:table-cell>
          <table:table-cell table:formula="of:= ( [.D7] - [.$E$4] ) * [.$F$4] / ( [.D7] + [.$F$4] - 2 * [.$E$4] )" office:value-type="float" office:value="54.7317073170732">
            <text:p>54.7317073171</text:p>
          </table:table-cell>
          <table:table-cell table:formula="of:= ( [.D7] - [.$E$4] ) * [.$F$4] / ( [.D7] - [.$F$4] )" office:value-type="float" office:value="-61.3114754098361">
            <text:p>-61.3114754098</text:p>
          </table:table-cell>
        </table:table-row>
        <table:table-row table:style-name="ro1">
          <table:table-cell/>
          <table:table-cell office:value-type="float" office:value="5.6">
            <text:p>5.6</text:p>
          </table:table-cell>
          <table:table-cell office:value-type="float" office:value="54.06">
            <text:p>54.06</text:p>
          </table:table-cell>
          <table:table-cell office:value-type="float" office:value="135">
            <text:p>135</text:p>
          </table:table-cell>
          <table:table-cell table:number-columns-repeated="3"/>
          <table:table-cell table:formula="of:=SQRT(([.D8]*[.$D$3]/(SQRT([.D8]^2-[.C8]^2)))^2+([.C8]*[.$C$3]/(SQRT([.D8]^2-[.C8]^2)))^2)" office:value-type="float" office:value="7.82502141788201">
            <text:p>7.8250214179</text:p>
          </table:table-cell>
          <table:table-cell/>
          <table:table-cell table:formula="of:= 1500 * [.$E$4]^2 / ([.B8]*[.$G$4]) + 500" office:value-type="float" office:value="1983.05285837676">
            <text:p>1983.0528583768</text:p>
          </table:table-cell>
          <table:table-cell table:formula="of:= [.$G$3] * 1500 * [.$E$4]^2 / ([.B8]*[.$G$4]^2) + [.$E$4]" office:value-type="float" office:value="50.0656901139848">
            <text:p>50.065690114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2.10023928489565">
            <text:p>-2.1002392849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2.04873953300414">
            <text:p>-2.048739533</text:p>
          </table:table-cell>
          <table:table-cell/>
          <table:table-cell table:formula="of:= SQRT(([.M8]*[.K8])^2+([.N8]*[.$F$3])^2)" office:value-type="float" office:value="105.468786615472">
            <text:p>105.4687866155</text:p>
          </table:table-cell>
          <table:table-cell table:formula="of:= [.S8] - [.R8]" office:value-type="float" office:value="-180.146196481645">
            <text:p>-180.1461964816</text:p>
          </table:table-cell>
          <table:table-cell table:formula="of:= ( [.D8] - [.$E$4] ) * [.$F$4] / ( [.D8] + [.$F$4] - 2 * [.$E$4] )" office:value-type="float" office:value="82.1800947867299">
            <text:p>82.1800947867</text:p>
          </table:table-cell>
          <table:table-cell table:formula="of:= ( [.D8] - [.$E$4] ) * [.$F$4] / ( [.D8] - [.$F$4] )" office:value-type="float" office:value="-97.9661016949153">
            <text:p>-97.966101694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9.94">
            <text:p>69.94</text:p>
          </table:table-cell>
          <table:table-cell office:value-type="float" office:value="175">
            <text:p>175</text:p>
          </table:table-cell>
          <table:table-cell table:number-columns-repeated="3"/>
          <table:table-cell table:formula="of:=SQRT(([.D9]*[.$D$3]/(SQRT([.D9]^2-[.C9]^2)))^2+([.C9]*[.$C$3]/(SQRT([.D9]^2-[.C9]^2)))^2)" office:value-type="float" office:value="7.82178830626013">
            <text:p>7.8217883063</text:p>
          </table:table-cell>
          <table:table-cell/>
          <table:table-cell table:formula="of:= 1500 * [.$E$4]^2 / ([.B9]*[.$G$4]) + 500" office:value-type="float" office:value="1538.13700086373">
            <text:p>1538.1370008637</text:p>
          </table:table-cell>
          <table:table-cell table:formula="of:= [.$G$3] * 1500 * [.$E$4]^2 / ([.B9]*[.$G$4]^2) + [.$E$4]" office:value-type="float" office:value="50.0459830797893">
            <text:p>50.0459830798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2.10023928489565">
            <text:p>-2.1002392849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2.04873953300414">
            <text:p>-2.048739533</text:p>
          </table:table-cell>
          <table:table-cell/>
          <table:table-cell table:formula="of:= SQRT(([.M9]*[.K9])^2+([.N9]*[.$F$3])^2)" office:value-type="float" office:value="105.427522307454">
            <text:p>105.4275223075</text:p>
          </table:table-cell>
          <table:table-cell table:formula="of:= [.S9] - [.R9]" office:value-type="float" office:value="-267.325930128881">
            <text:p>-267.3259301289</text:p>
          </table:table-cell>
          <table:table-cell table:formula="of:= ( [.D9] - [.$E$4] ) * [.$F$4] / ( [.D9] + [.$F$4] - 2 * [.$E$4] )" office:value-type="float" office:value="116.438356164384">
            <text:p>116.4383561644</text:p>
          </table:table-cell>
          <table:table-cell table:formula="of:= ( [.D9] - [.$E$4] ) * [.$F$4] / ( [.D9] - [.$F$4] )" office:value-type="float" office:value="-150.887573964497">
            <text:p>-150.887573964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03.06">
            <text:p>103.06</text:p>
          </table:table-cell>
          <table:table-cell office:value-type="float" office:value="245">
            <text:p>245</text:p>
          </table:table-cell>
          <table:table-cell table:number-columns-repeated="3"/>
          <table:table-cell table:formula="of:=SQRT(([.D10]*[.$D$3]/(SQRT([.D10]^2-[.C10]^2)))^2+([.C10]*[.$C$3]/(SQRT([.D10]^2-[.C10]^2)))^2)" office:value-type="float" office:value="7.91147396793575">
            <text:p>7.9114739679</text:p>
          </table:table-cell>
          <table:table-cell/>
          <table:table-cell table:formula="of:= 1500 * [.$E$4]^2 / ([.B10]*[.$G$4]) + 500" office:value-type="float" office:value="1255.00872790089">
            <text:p>1255.0087279009</text:p>
          </table:table-cell>
          <table:table-cell table:formula="of:= [.$G$3] * 1500 * [.$E$4]^2 / ([.B10]*[.$G$4]^2) + [.$E$4]" office:value-type="float" office:value="50.0334422398468">
            <text:p>50.0334422398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2.10023928489565">
            <text:p>-2.1002392849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2.04873953300414">
            <text:p>-2.048739533</text:p>
          </table:table-cell>
          <table:table-cell/>
          <table:table-cell table:formula="of:= SQRT(([.M10]*[.K10])^2+([.N10]*[.$F$3])^2)" office:value-type="float" office:value="105.401263253461">
            <text:p>105.4012632535</text:p>
          </table:table-cell>
          <table:table-cell table:formula="of:= [.S10] - [.R10]" office:value-type="float" office:value="-427.374775024228">
            <text:p>-427.3747750242</text:p>
          </table:table-cell>
          <table:table-cell table:formula="of:= ( [.D10] - [.$E$4] ) * [.$F$4] / ( [.D10] + [.$F$4] - 2 * [.$E$4] )" office:value-type="float" office:value="170.729613733906">
            <text:p>170.7296137339</text:p>
          </table:table-cell>
          <table:table-cell table:formula="of:= ( [.D10] - [.$E$4] ) * [.$F$4] / ( [.D10] - [.$F$4] )" office:value-type="float" office:value="-256.645161290323">
            <text:p>-256.6451612903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17.88">
            <text:p>117.88</text:p>
          </table:table-cell>
          <table:table-cell office:value-type="float" office:value="270">
            <text:p>270</text:p>
          </table:table-cell>
          <table:table-cell table:number-columns-repeated="3"/>
          <table:table-cell table:formula="of:=SQRT(([.D11]*[.$D$3]/(SQRT([.D11]^2-[.C11]^2)))^2+([.C11]*[.$C$3]/(SQRT([.D11]^2-[.C11]^2)))^2)" office:value-type="float" office:value="7.98458535319594">
            <text:p>7.9845853532</text:p>
          </table:table-cell>
          <table:table-cell/>
          <table:table-cell table:formula="of:= 1500 * [.$E$4]^2 / ([.B11]*[.$G$4]) + 500" office:value-type="float" office:value="1019.06850043187">
            <text:p>1019.0685004319</text:p>
          </table:table-cell>
          <table:table-cell table:formula="of:= [.$G$3] * 1500 * [.$E$4]^2 / ([.B11]*[.$G$4]^2) + [.$E$4]" office:value-type="float" office:value="50.0229915398947">
            <text:p>50.0229915399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2.10023928489565">
            <text:p>-2.1002392849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2.04873953300414">
            <text:p>-2.048739533</text:p>
          </table:table-cell>
          <table:table-cell/>
          <table:table-cell table:formula="of:= SQRT(([.M11]*[.K11])^2+([.N11]*[.$F$3])^2)" office:value-type="float" office:value="105.379380738859">
            <text:p>105.3793807389</text:p>
          </table:table-cell>
          <table:table-cell table:formula="of:= [.S11] - [.R11]" office:value-type="float" office:value="-487.771428571429">
            <text:p>-487.7714285714</text:p>
          </table:table-cell>
          <table:table-cell table:formula="of:= ( [.D11] - [.$E$4] ) * [.$F$4] / ( [.D11] + [.$F$4] - 2 * [.$E$4] )" office:value-type="float" office:value="188.571428571429">
            <text:p>188.5714285714</text:p>
          </table:table-cell>
          <table:table-cell table:formula="of:= ( [.D11] - [.$E$4] ) * [.$F$4] / ( [.D11] - [.$F$4] )" office:value-type="float" office:value="-299.2">
            <text:p>-299.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17.88">
            <text:p>117.88</text:p>
          </table:table-cell>
          <table:table-cell office:value-type="float" office:value="270">
            <text:p>270</text:p>
          </table:table-cell>
          <table:table-cell table:number-columns-repeated="3"/>
          <table:table-cell table:formula="of:=SQRT(([.D12]*[.$D$3]/(SQRT([.D12]^2-[.C12]^2)))^2+([.C12]*[.$C$3]/(SQRT([.D12]^2-[.C12]^2)))^2)" office:value-type="float" office:value="7.98458535319594">
            <text:p>7.9845853532</text:p>
          </table:table-cell>
          <table:table-cell/>
          <table:table-cell table:formula="of:= 1500 * [.$E$4]^2 / ([.B12]*[.$G$4]) + 500" office:value-type="float" office:value="877.504363950447">
            <text:p>877.5043639504</text:p>
          </table:table-cell>
          <table:table-cell table:formula="of:= [.$G$3] * 1500 * [.$E$4]^2 / ([.B12]*[.$G$4]^2) + [.$E$4]" office:value-type="float" office:value="50.0167211199234">
            <text:p>50.0167211199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2.10023928489565">
            <text:p>-2.1002392849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2.04873953300414">
            <text:p>-2.048739533</text:p>
          </table:table-cell>
          <table:table-cell/>
          <table:table-cell table:formula="of:= SQRT(([.M12]*[.K12])^2+([.N12]*[.$F$3])^2)" office:value-type="float" office:value="105.366251243368">
            <text:p>105.3662512434</text:p>
          </table:table-cell>
          <table:table-cell table:formula="of:= [.S12] - [.R12]" office:value-type="float" office:value="-487.771428571429">
            <text:p>-487.7714285714</text:p>
          </table:table-cell>
          <table:table-cell table:formula="of:= ( [.D12] - [.$E$4] ) * [.$F$4] / ( [.D12] + [.$F$4] - 2 * [.$E$4] )" office:value-type="float" office:value="188.571428571429">
            <text:p>188.5714285714</text:p>
          </table:table-cell>
          <table:table-cell table:formula="of:= ( [.D12] - [.$E$4] ) * [.$F$4] / ( [.D12] - [.$F$4] )" office:value-type="float" office:value="-299.2">
            <text:p>-299.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7/12/2018</text:date>, <text:time>19:5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7:05:45.81</meta:creation-date>
    <dc:date>2018-07-12T19:50:55.87</dc:date>
    <meta:editing-duration>PT26M38S</meta:editing-duration>
    <meta:editing-cycles>1</meta:editing-cycles>
    <meta:document-statistic meta:table-count="3" meta:cell-count="116" meta:object-count="0"/>
    <meta:generator>OpenOffice/4.1.5$Win32 OpenOffice.org_project/415m1$Build-9789</meta:generator>
  </office:meta>
</office:document-meta>
</file>